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13.0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9" office:value-type="string" calcext:value-type="string">
            <text:p>Conductor tiene 23 años o má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17"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9"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9"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9"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9"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Hello USUARIO,&lt;br&gt; &lt;br&gt; Thank you for choosing NOMBRE_MARCA.&lt;br&gt; &lt;br&gt; This message is a registration confirmation for your CHECK_NAME booking between the dates of FECHA_INICIO / FECHA_FIN.&lt;br&gt; &lt;br&gt; Here are the complete details we have received:&lt;br&gt; &lt;br&gt; Registration number: NUMERO_REGISTRO&lt;br&gt; Vehicle: NOMBRE_COCHE&lt;br&gt; Arrival date: FECHA_INICIO - HORA_INICIO&lt;br&gt; Departure date: FECHA_FIN - HORA_FIN&lt;br&gt; &lt;br&gt; If you need to make any changes or have any questions, please call me at TELEFONO_MARCA or email me at EMAIL_MARCA.&lt;br&gt; &lt;br&gt; Let the holiday countdown begin!&lt;br&gt; &lt;br&gt; NOMBRE_MARCA&lt;br&gt; DIRECCION_MARCA&lt;br&gt; DIRECCION_1_MARCA&lt;br&gt; EMAIL_MARCA&lt;br&gt; TELEFONO_MARCA&lt;/body&gt; &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Hola USUARIO, &lt;br&gt;&lt;br&gt; Gracias por elegir NOMBRE_MARCA. &lt;br&gt;&lt;br&gt; Este mensaje es una confirmacion de registro para su reserva NOMBRE_COCHE entre las fechas de FECHA_INICIO / FECHA_FIN. &lt;br&gt;&lt;br&gt; Aquí están los datos completos que hemos recibido: &lt;br&gt;&lt;br&gt; Número de registro: NUMERO_REGISTRO&lt;br&gt; Vehículo: NOMBRE_COCHE&lt;br&gt; Fecha de llegada: FECHA_INICIO – HORA_INICIO&lt;br&gt; Fecha de salida: FECHA_FIN – HORA_FIN &lt;br&gt;&lt;br&gt; Si necesitas hacer algún cambio o tienes alguna duda, llámame al TELEFONO_MARCA o envíame un correo electrónico a EMAIL_MARCA. &lt;br&gt;&lt;br&gt; ¡Que comience la cuenta atrás de las vacaciones! &lt;br&gt;&lt;br&gt; NOMBRE_MARCA&lt;br&gt; DIRECCION_MARCA&lt;br&gt; DIRECCION_1_MARCA&lt;br&gt; EMAIL_MARCA&lt;br&gt; TELEFONO_MARCA &lt;br&gt;&lt;br&gt;&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Ciao USUARIO, &lt;br&gt;&lt;br&gt; Grazie per aver scelto NOMBRE_MARCA. &lt;br&gt;&lt;br&gt; Questo messaggio è una conferma di registrazione per la sua prenotazione CHECK_NAME tra le date di FECHA_INICIO / FECHA_FIN. &lt;br&gt;&lt;br&gt; Ecco i dettagli completi che abbiamo ricevuto: &lt;br&gt;&lt;br&gt; Numero di registrazione: NUMERO_REGISTRO&lt;br&gt; Veicolo: NOMBRE_COCHE&lt;br&gt; Data di arrivo: FECHA_INICIO - HORA_INICIO&lt;br&gt; Data di partenza: FECHA_FIN - HORA_FIN &lt;br&gt;&lt;br&gt; Se hai bisogno di fare dei cambiamenti o hai delle domande, chiamami al TELEFONO_MARCA o mandami un'email a EMAIL_MARCA. &lt;br&gt;&lt;br&gt; Che il conto alla rovescia per le vacanze abbia inizio! &lt;br&gt;&lt;br&gt; NOMBRE_MARCA&lt;br&gt; DIRECCION_MARCA&lt;br&gt; DIRECCION_1_MARCA&lt;br&gt; EMAIL_MARCA&lt;br&gt; TELEFONO_MARCA &lt;br&gt;&lt;br&gt; &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Hallo USUARIO,&lt;br&gt; &lt;br&gt; Vielen Dank, dass Sie sich für NOMBRE_MARCA entschieden haben.&lt;br&gt; &lt;br&gt; Diese Nachricht ist eine Anmeldebestätigung für Ihre Buchung NOMBRE_COCHE zwischen den Daten von FECHA_INICIO / FECHA_FIN.&lt;br&gt; &lt;br&gt; Hier sind die vollständigen Details, die wir erhalten haben:&lt;br&gt; &lt;br&gt; Registrierungsnummer: NUMERO_REGISTRO&lt;br&gt; Fahrzeug: NOMBRE_COCHE&lt;br&gt; Ankunftsdatum: FECHA_INICIO - HORA_INICIO&lt;br&gt; Abreisedatum: FECHA_FIN - HORA_FIN&lt;br&gt; &lt;br&gt; Wenn Sie Änderungen vornehmen müssen oder Fragen haben, rufen Sie mich bitte unter TELEFONO_MARCA an oder senden Sie mir eine E-Mail an EMAIL_MARCA.&lt;br&gt; &lt;br&gt; Der Urlaubs-Countdown kann beginnen!&lt;br&gt; &lt;br&gt; NOMBRE_MARCA&lt;br&gt; DIRECCION_MARCA&lt;br&gt; DIRECCION_1_MARCA&lt;br&gt; EMAIL_MARCA&lt;br&gt; TELEFONO_MARCA &lt;/body&gt; &lt;/html&gt;</text:p>
          </table:table-cell>
        </table:table-row>
        <table:table-row table:style-name="ro1">
          <table:table-cell office:value-type="string" calcext:value-type="string">
            <text:p>reserva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office:value-type="string" calcext:value-type="string">
            <text:p>pag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gistration number:</text:p>
          </table:table-cell>
          <table:table-cell table:style-name="ce9" office:value-type="string" calcext:value-type="string">
            <text:p>Su numero de registro:</text:p>
          </table:table-cell>
          <table:table-cell office:value-type="string" calcext:value-type="string">
            <text:p>Il suo numero di registrazione:</text:p>
          </table:table-cell>
          <table:table-cell office:value-type="string" calcext:value-type="string">
            <text:p>Ihre Registrierungsnummer:</text:p>
          </table:table-cell>
        </table:table-row>
        <table:table-row table:style-name="ro1">
          <table:table-cell office:value-type="string" calcext:value-type="string">
            <text:p>sureserva</text:p>
          </table:table-cell>
          <table:table-cell office:value-type="string" calcext:value-type="string">
            <text:p>Your Reservation Number:</text:p>
          </table:table-cell>
          <table:table-cell table:style-name="ce9" office:value-type="string" calcext:value-type="string">
            <text:p>Su Reserva Numero:</text:p>
          </table:table-cell>
          <table:table-cell office:value-type="string" calcext:value-type="string">
            <text:p>Il suo numero di prenotazione:</text:p>
          </table:table-cell>
          <table:table-cell office:value-type="string" calcext:value-type="string">
            <text:p>Ihre Reservierungsnumme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1">
          <table:table-cell office:value-type="string" calcext:value-type="string">
            <text:p>contenido_kilometraje</text:p>
          </table:table-cell>
          <table:table-cell office:value-type="string" calcext:value-type="string">
            <text:p>Unlimited mileage, No charge</text:p>
          </table:table-cell>
          <table:table-cell table:style-name="ce9"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contenido_combustible</text:p>
          </table:table-cell>
          <table:table-cell office:value-type="string" calcext:value-type="string">
            <text:p>No fuel policy</text:p>
          </table:table-cell>
          <table:table-cell table:style-name="ce9"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contenido_conductoradicional</text:p>
          </table:table-cell>
          <table:table-cell office:value-type="string" calcext:value-type="string">
            <text:p>99.99€ charged per additional driver</text:p>
          </table:table-cell>
          <table:table-cell table:style-name="ce9"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Unlimited mileage, No charge</text:p>
          </table:table-cell>
          <table:table-cell table:style-name="ce9"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tooltip_combustible</text:p>
          </table:table-cell>
          <table:table-cell office:value-type="string" calcext:value-type="string">
            <text:p>No fuel policy</text:p>
          </table:table-cell>
          <table:table-cell table:style-name="ce9"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tooltip_conductoradicional</text:p>
          </table:table-cell>
          <table:table-cell office:value-type="string" calcext:value-type="string">
            <text:p>99.99€ charged per additional driver</text:p>
          </table:table-cell>
          <table:table-cell table:style-name="ce9"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contenido_enlace_combustible</text:p>
          </table:table-cell>
          <table:table-cell table:number-columns-repeated="4" table:style-name="ce11" office:value-type="string" calcext:value-type="string">
            <text:p>akjsdfkjasldf</text:p>
          </table:table-cell>
        </table:table-row>
        <table:table-row table:style-name="ro1">
          <table:table-cell office:value-type="string" calcext:value-type="string">
            <text:p>contenido_enlace_seguro</text:p>
          </table:table-cell>
          <table:table-cell table:number-columns-repeated="4" table:style-name="ce11" office:value-type="string" calcext:value-type="string">
            <text:p>aksjdflasdf</text:p>
          </table:table-cell>
        </table:table-row>
        <table:table-row table:style-name="ro1">
          <table:table-cell office:value-type="string" calcext:value-type="string">
            <text:p>contenido_enlace_conductoradicional</text:p>
          </table:table-cell>
          <table:table-cell table:number-columns-repeated="4" table:style-name="ce11" office:value-type="string" calcext:value-type="string">
            <text:p>alsdfaslkdf</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4">
          <table:table-cell office:value-type="string" calcext:value-type="string">
            <text:p>tooltip_masinformacion_reserva</text:p>
          </table:table-cell>
          <table:table-cell office:value-type="string" calcext:value-type="string">
            <text:p>Book Now, directs you to a secure session where you can pay for your advance booking securely, using only your global credit or debit card details.</text:p>
          </table:table-cell>
          <table:table-cell table:style-name="ce9" office:value-type="string" calcext:value-type="string">
            <text:p>Reservar ahora, le direcciona a una sesión segura donde puede pagar su reserva anticipada con toda seguridad, solo con los datos de una tarjeta de credito o debito de uso global</text:p>
          </table:table-cell>
          <table:table-cell office:value-type="string" calcext:value-type="string">
            <text:p>Prenota ora, ti indirizza ad una sessione sicura dove puoi pagare la tua prenotazione anticipata in modo sicuro, con solo i dettagli della tua carta di credito o di debito per un uso globale.</text:p>
          </table:table-cell>
          <table:table-cell office:value-type="string" calcext:value-type="string">
            <text:p>Jetzt buchen leitet Sie zu einer sicheren Sitzung weiter, in der Sie Ihre Vorausbuchung sicher und nur mit Ihren globalen Kredit- oder Debitkartendaten bezahlen können.</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8">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 table:number-rows-repeated="24">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4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9">00/00/0000</text:date>, <text:time style:data-style-name="N2" text:time-value="20:44:34.52585539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6-29T20:58:32.508105300</dc:date>
    <meta:editing-duration>P2DT7H27M13S</meta:editing-duration>
    <meta:editing-cycles>117</meta:editing-cycles>
    <meta:generator>LibreOffice/7.1.3.2$Linux_X86_64 LibreOffice_project/10$Build-2</meta:generator>
    <meta:document-statistic meta:table-count="1" meta:cell-count="1512" meta:object-count="0"/>
  </office:meta>
</office:document-meta>
</file>